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pd1" office:value-type="string" calcext:value-type="string">
            <text:p>Presença</text:p>
          </table:table-cell>
          <table:table-cell table:style-name="pd1" office:value-type="string" calcext:value-type="string">
            <text:p>HorasEstudo</text:p>
          </table:table-cell>
        </table:table-row>
        <table:table-row table:style-name="ro1">
          <table:table-cell office:value-type="float" office:value="0.374540118847362" calcext:value-type="float">
            <text:p>0,374540118847362</text:p>
          </table:table-cell>
          <table:table-cell office:value-type="float" office:value="2.97433775933115" calcext:value-type="float">
            <text:p>2,97433775933115</text:p>
          </table:table-cell>
        </table:table-row>
        <table:table-row table:style-name="ro1">
          <table:table-cell office:value-type="float" office:value="0.950714306409916" calcext:value-type="float">
            <text:p>0,950714306409916</text:p>
          </table:table-cell>
          <table:table-cell office:value-type="float" office:value="5.62849466519055" calcext:value-type="float">
            <text:p>5,62849466519055</text:p>
          </table:table-cell>
        </table:table-row>
        <table:table-row table:style-name="ro1">
          <table:table-cell office:value-type="float" office:value="0.731993941811405" calcext:value-type="float">
            <text:p>0,731993941811405</text:p>
          </table:table-cell>
          <table:table-cell office:value-type="float" office:value="3.18395184895758" calcext:value-type="float">
            <text:p>3,18395184895758</text:p>
          </table:table-cell>
        </table:table-row>
        <table:table-row table:style-name="ro1">
          <table:table-cell office:value-type="float" office:value="0.598658484197037" calcext:value-type="float">
            <text:p>0,598658484197037</text:p>
          </table:table-cell>
          <table:table-cell office:value-type="float" office:value="2.17539259732942" calcext:value-type="float">
            <text:p>2,17539259732942</text:p>
          </table:table-cell>
        </table:table-row>
        <table:table-row table:style-name="ro1">
          <table:table-cell office:value-type="float" office:value="0.156018640442437" calcext:value-type="float">
            <text:p>0,156018640442437</text:p>
          </table:table-cell>
          <table:table-cell office:value-type="float" office:value="7.93129753784311" calcext:value-type="float">
            <text:p>7,93129753784311</text:p>
          </table:table-cell>
        </table:table-row>
        <table:table-row table:style-name="ro1">
          <table:table-cell office:value-type="float" office:value="0.155994520336203" calcext:value-type="float">
            <text:p>0,155994520336203</text:p>
          </table:table-cell>
          <table:table-cell office:value-type="float" office:value="4.54844739902693" calcext:value-type="float">
            <text:p>4,54844739902693</text:p>
          </table:table-cell>
        </table:table-row>
        <table:table-row table:style-name="ro1">
          <table:table-cell office:value-type="float" office:value="0.0580836121681995" calcext:value-type="float">
            <text:p>0,0580836121681995</text:p>
          </table:table-cell>
          <table:table-cell office:value-type="float" office:value="5.13505640937585" calcext:value-type="float">
            <text:p>5,13505640937585</text:p>
          </table:table-cell>
        </table:table-row>
        <table:table-row table:style-name="ro1">
          <table:table-cell office:value-type="float" office:value="0.866176145774935" calcext:value-type="float">
            <text:p>0,866176145774935</text:p>
          </table:table-cell>
          <table:table-cell office:value-type="float" office:value="2.15050362757309" calcext:value-type="float">
            <text:p>2,15050362757309</text:p>
          </table:table-cell>
        </table:table-row>
        <table:table-row table:style-name="ro1">
          <table:table-cell office:value-type="float" office:value="0.601115011743209" calcext:value-type="float">
            <text:p>0,601115011743209</text:p>
          </table:table-cell>
          <table:table-cell office:value-type="float" office:value="3.91123455094963" calcext:value-type="float">
            <text:p>3,91123455094963</text:p>
          </table:table-cell>
        </table:table-row>
        <table:table-row table:style-name="ro1">
          <table:table-cell office:value-type="float" office:value="0.708072577796045" calcext:value-type="float">
            <text:p>0,708072577796045</text:p>
          </table:table-cell>
          <table:table-cell office:value-type="float" office:value="5.22184517941973" calcext:value-type="float">
            <text:p>5,22184517941973</text:p>
          </table:table-cell>
        </table:table-row>
        <table:table-row table:style-name="ro1">
          <table:table-cell office:value-type="float" office:value="0.0205844942958024" calcext:value-type="float">
            <text:p>0,0205844942958024</text:p>
          </table:table-cell>
          <table:table-cell office:value-type="float" office:value="2.69801284515539" calcext:value-type="float">
            <text:p>2,69801284515539</text:p>
          </table:table-cell>
        </table:table-row>
        <table:table-row table:style-name="ro1">
          <table:table-cell office:value-type="float" office:value="0.969909852161994" calcext:value-type="float">
            <text:p>0,969909852161994</text:p>
          </table:table-cell>
          <table:table-cell office:value-type="float" office:value="5.75139603669134" calcext:value-type="float">
            <text:p>5,75139603669134</text:p>
          </table:table-cell>
        </table:table-row>
        <table:table-row table:style-name="ro1">
          <table:table-cell office:value-type="float" office:value="0.832442640800422" calcext:value-type="float">
            <text:p>0,832442640800422</text:p>
          </table:table-cell>
          <table:table-cell office:value-type="float" office:value="3.79872262016239" calcext:value-type="float">
            <text:p>3,79872262016239</text:p>
          </table:table-cell>
        </table:table-row>
        <table:table-row table:style-name="ro1">
          <table:table-cell office:value-type="float" office:value="0.212339110678276" calcext:value-type="float">
            <text:p>0,212339110678276</text:p>
          </table:table-cell>
          <table:table-cell office:value-type="float" office:value="4.41661250041345" calcext:value-type="float">
            <text:p>4,41661250041345</text:p>
          </table:table-cell>
        </table:table-row>
        <table:table-row table:style-name="ro1">
          <table:table-cell office:value-type="float" office:value="0.181824967207101" calcext:value-type="float">
            <text:p>0,181824967207101</text:p>
          </table:table-cell>
          <table:table-cell office:value-type="float" office:value="3.79658677554121" calcext:value-type="float">
            <text:p>3,79658677554121</text:p>
          </table:table-cell>
        </table:table-row>
        <table:table-row table:style-name="ro1">
          <table:table-cell office:value-type="float" office:value="0.183404509853434" calcext:value-type="float">
            <text:p>0,183404509853434</text:p>
          </table:table-cell>
          <table:table-cell office:value-type="float" office:value="8.70455636901788" calcext:value-type="float">
            <text:p>8,70455636901788</text:p>
          </table:table-cell>
        </table:table-row>
        <table:table-row table:style-name="ro1">
          <table:table-cell office:value-type="float" office:value="0.304242242959538" calcext:value-type="float">
            <text:p>0,304242242959538</text:p>
          </table:table-cell>
          <table:table-cell office:value-type="float" office:value="4.97300555052413" calcext:value-type="float">
            <text:p>4,97300555052413</text:p>
          </table:table-cell>
        </table:table-row>
        <table:table-row table:style-name="ro1">
          <table:table-cell office:value-type="float" office:value="0.524756431632238" calcext:value-type="float">
            <text:p>0,524756431632238</text:p>
          </table:table-cell>
          <table:table-cell office:value-type="float" office:value="2.8845781420882" calcext:value-type="float">
            <text:p>2,8845781420882</text:p>
          </table:table-cell>
        </table:table-row>
        <table:table-row table:style-name="ro1">
          <table:table-cell office:value-type="float" office:value="0.431945018642116" calcext:value-type="float">
            <text:p>0,431945018642116</text:p>
          </table:table-cell>
          <table:table-cell office:value-type="float" office:value="6.64508982420638" calcext:value-type="float">
            <text:p>6,64508982420638</text:p>
          </table:table-cell>
        </table:table-row>
        <table:table-row table:style-name="ro1">
          <table:table-cell office:value-type="float" office:value="0.291229140198042" calcext:value-type="float">
            <text:p>0,291229140198042</text:p>
          </table:table-cell>
          <table:table-cell office:value-type="float" office:value="2.55831270005796" calcext:value-type="float">
            <text:p>2,55831270005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7-24T11:21:03.342603385</dc:date>
    <meta:editing-duration>PT29S</meta:editing-duration>
    <meta:editing-cycles>1</meta:editing-cycles>
    <meta:document-statistic meta:table-count="1" meta:cell-count="42" meta:object-count="0"/>
  </office:meta>
</office:document-meta>
</file>